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8000000A63B6A1D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Black" svg:font-family="'Source Code Pro Black'" style:font-pitch="fixed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Source Code Pro Black"/>
    </style:style>
    <style:style style:name="P2" style:family="paragraph" style:parent-style-name="Standard">
      <style:text-properties style:font-name="Source Code Pro Black" fo:font-size="22pt" style:font-size-asian="22pt" style:font-size-complex="22pt"/>
    </style:style>
    <style:style style:name="P3" style:family="paragraph" style:parent-style-name="Standard">
      <style:paragraph-properties fo:text-align="end" style:justify-single-word="false"/>
      <style:text-properties style:font-name="Source Code Pro Black" fo:font-size="22pt" officeooo:paragraph-rsid="0018a453" style:font-size-asian="22pt" style:font-size-complex="22pt"/>
    </style:style>
    <style:style style:name="P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a453"/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style-name="gr1" draw:text-style-name="P4" svg:width="9.4122in" svg:height="5.0079in" svg:x="0in" svg:y="0.0008in"><draw:image xlink:href="Pictures/1000000000000138000000A63B6A1DF3.pn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pan text:style-name="T1">cdist</text:span></text:p>
      <text:p text:style-name="P3"><text:span text:style-name="T1">next generation configuration manag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ource Code Pro Black" svg:font-family="'Source Code Pro Black'" style:font-pitch="fixed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1T18:13:50</meta:creation-date>
    <dc:date>2012-12-11T18:15:29</dc:date>
    <meta:editing-duration>P0D</meta:editing-duration>
    <meta:editing-cycles>1</meta:editing-cycles>
    <meta:document-statistic meta:table-count="0" meta:image-count="0" meta:object-count="0" meta:page-count="1" meta:paragraph-count="2" meta:word-count="5" meta:character-count="45" meta:non-whitespace-character-count="42"/>
    <meta:generator>LibreOffice/3.6$Linux_X86_64 LibreOffice_project/360m1$Build-3</meta:generator>
  </office:meta>
</office:document-meta>
</file>